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60000000360B775F5A26B9DB07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font-size="32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text-shadow="1pt 1pt" style:font-size-asian="32pt" style:font-size-complex="32pt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Old Testament</text:span></text:p>
            <text:p text:style-name="P1"><text:span text:style-name="T2">Zechariah 9:9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4.13cm" svg:height="4.76cm" svg:x="2.032cm" svg:y="1.016cm">
          <draw:text-box>
            <text:p text:style-name="P4"><text:span text:style-name="T3">9</text:span><text:span text:style-name="T4">Rejoice greatly, O daughter of Zion!</text:span></text:p>
            <text:p text:style-name="P5"><text:span text:style-name="T4">Shout aloud, O daughter of Jerusalem!</text:span></text:p>
            <text:p text:style-name="P6"><text:span text:style-name="T4"><text:s text:c="4"/></text:span><text:span text:style-name="T4">behold, your king is coming to you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3.777cm" svg:height="6.77cm" svg:x="2.054cm" svg:y="0.85cm">
          <draw:text-box>
            <text:p text:style-name="P6"><text:span text:style-name="T4">righteous and having salvation is he, humble </text:span></text:p>
            <text:p text:style-name="P6"><text:span text:style-name="T4">and mounted on a donkey on a colt, the foal of a donkey. </text:span><text:span text:style-name="T3">10</text:span><text:span text:style-name="T4">I will cut off the chariot from Ephraim and the war horse from Jerusalem;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10" draw:layer="layout" svg:width="24.384cm" svg:height="6.263cm" svg:x="1.778cm" svg:y="0.849cm">
          <draw:text-box>
            <text:p text:style-name="P9"><text:span text:style-name="T6">and the battle bow shall be cut off, and he shall speak peace to the nations; his rule shall be from sea to sea, and from the River to the ends of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8" draw:layer="layout" svg:width="24.384cm" svg:height="4.93cm" svg:x="1.778cm" svg:y="1.016cm">
          <draw:text-box>
            <text:p text:style-name="P6"><text:span text:style-name="T3">11</text:span><text:span text:style-name="T4">As for you also, because of the blood of my covenant with you, I will set your prisoners free from the waterless p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8" draw:layer="layout" svg:width="24.13cm" svg:height="5.438cm" svg:x="2.032cm" svg:y="1.016cm">
          <draw:text-box>
            <text:p text:style-name="P6"><text:span text:style-name="T3">12</text:span><text:span text:style-name="T4">Return to your stronghold, O prisoners of hope; today I declare that I will restore to you dou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ackground" xlink:href="Pictures/100000000000060000000360B775F5A26B9DB07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58:08.350000000</meta:creation-date>
    <dc:title>Hymn template</dc:title>
    <meta:editing-duration>PT28M27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3-22T10:24:08.715000000</dc:date>
    <meta:document-statistic meta:object-count="39"/>
    <meta:template xlink:type="simple" xlink:actuate="onRequest" xlink:title="Hymn template" xlink:href="../AppData/Roaming/LibreOffice/4/user/template/Worship%20Templsates/Hymn%20template.otp" meta:date="2015-03-26T19:58:08.007000000"/>
  </office:meta>
</office:document-meta>
</file>